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4pt" fo:language="sv" fo:country="SE" officeooo:rsid="000a640e" officeooo:paragraph-rsid="000989d1" style:font-size-asian="14pt" style:font-size-complex="14pt"/>
    </style:style>
    <style:style style:name="P2" style:family="paragraph" style:parent-style-name="Standard">
      <style:paragraph-properties fo:line-height="100%"/>
      <style:text-properties style:font-name="Times New Roman1" fo:font-size="14pt" fo:language="sv" fo:country="SE" officeooo:rsid="000a640e" officeooo:paragraph-rsid="000989d1" style:font-size-asian="14pt" style:font-size-complex="14pt"/>
    </style:style>
    <style:style style:name="P3" style:family="paragraph" style:parent-style-name="Standard">
      <style:text-properties style:font-name="Times New Roman1" fo:language="sv" fo:country="SE" officeooo:rsid="000a640e" officeooo:paragraph-rsid="000989d1"/>
    </style:style>
    <style:style style:name="P4" style:family="paragraph" style:parent-style-name="Standard">
      <style:paragraph-properties fo:line-height="100%"/>
      <style:text-properties style:font-name="Times New Roman1" fo:language="sv" fo:country="SE" officeooo:rsid="000a640e" officeooo:paragraph-rsid="000989d1"/>
    </style:style>
    <style:style style:name="P5" style:family="paragraph" style:parent-style-name="Standard">
      <style:paragraph-properties fo:line-height="100%"/>
      <style:text-properties style:font-name="Times New Roman1" fo:language="sv" fo:country="SE" officeooo:rsid="000a640e" officeooo:paragraph-rsid="000e60ca"/>
    </style:style>
    <style:style style:name="P6" style:family="paragraph" style:parent-style-name="Standard">
      <style:text-properties style:font-name="Times New Roman1" fo:language="sv" fo:country="SE" officeooo:rsid="000a640e" officeooo:paragraph-rsid="0013e6d0"/>
    </style:style>
    <style:style style:name="P7" style:family="paragraph" style:parent-style-name="Standard">
      <style:text-properties style:font-name="Times New Roman1" fo:language="sv" fo:country="SE" officeooo:rsid="000a640e" officeooo:paragraph-rsid="001d361b"/>
    </style:style>
    <style:style style:name="P8" style:family="paragraph" style:parent-style-name="Standard">
      <style:paragraph-properties fo:line-height="100%"/>
      <style:text-properties style:font-name="Times New Roman1" fo:language="sv" fo:country="SE" officeooo:rsid="001c424f" officeooo:paragraph-rsid="000e60ca"/>
    </style:style>
    <style:style style:name="P9" style:family="paragraph" style:parent-style-name="Standard">
      <style:text-properties style:font-name="Times New Roman1" fo:language="sv" fo:country="SE" officeooo:rsid="000989d1" officeooo:paragraph-rsid="0013e6d0"/>
    </style:style>
    <style:style style:name="P10" style:family="paragraph" style:parent-style-name="Standard">
      <style:text-properties style:font-name="Times New Roman1" fo:font-size="12pt" fo:language="sv" fo:country="SE" officeooo:rsid="002be4c8" officeooo:paragraph-rsid="000989d1" style:font-size-asian="10.5pt" style:font-size-complex="12pt"/>
    </style:style>
    <style:style style:name="P11" style:family="paragraph" style:parent-style-name="Standard">
      <style:paragraph-properties fo:line-height="100%"/>
      <style:text-properties officeooo:rsid="000a640e" officeooo:paragraph-rsid="000989d1"/>
    </style:style>
    <style:style style:name="P12" style:family="paragraph" style:parent-style-name="Standard">
      <style:paragraph-properties fo:line-height="100%"/>
      <style:text-properties officeooo:rsid="000b8e1f" officeooo:paragraph-rsid="000b8e1f"/>
    </style:style>
    <style:style style:name="P13" style:family="paragraph" style:parent-style-name="Standard">
      <style:paragraph-properties fo:text-align="center" style:justify-single-word="false"/>
      <style:text-properties style:font-name="Times New Roman1" fo:font-size="20pt" fo:language="sv" fo:country="SE" fo:font-weight="bold" officeooo:rsid="001f75a2" officeooo:paragraph-rsid="00214b93" style:font-size-asian="20pt" style:font-weight-asian="bold" style:font-size-complex="20pt" style:font-weight-complex="bold"/>
    </style:style>
    <style:style style:name="P14" style:family="paragraph" style:parent-style-name="Heading_20_2">
      <style:text-properties style:font-name="Times New Roman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c424f" style:font-style-asian="normal" style:font-style-complex="normal"/>
    </style:style>
    <style:style style:name="T3" style:family="text">
      <style:text-properties fo:font-style="normal" officeooo:rsid="0021a6c4" style:font-style-asian="normal" style:font-style-complex="normal"/>
    </style:style>
    <style:style style:name="T4" style:family="text">
      <style:text-properties fo:font-style="normal" officeooo:rsid="0024cd40" style:font-style-asian="normal" style:font-style-complex="normal"/>
    </style:style>
    <style:style style:name="T5" style:family="text">
      <style:text-properties fo:font-style="normal" officeooo:rsid="001e4cef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eb256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4cd40" style:font-style-asian="normal" style:font-weight-asian="normal" style:font-style-complex="normal" style:font-weight-complex="normal"/>
    </style:style>
    <style:style style:name="T9" style:family="text">
      <style:text-properties officeooo:rsid="001c424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3e6d0" style:font-style-asian="italic" style:font-style-complex="italic"/>
    </style:style>
    <style:style style:name="T12" style:family="text">
      <style:text-properties fo:font-style="italic" officeooo:rsid="0017489e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23ba5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c424f" style:font-style-asian="italic" style:font-weight-asian="normal" style:font-style-complex="italic" style:font-weight-complex="normal"/>
    </style:style>
    <style:style style:name="T17" style:family="text">
      <style:text-properties officeooo:rsid="0024cd40"/>
    </style:style>
    <style:style style:name="T18" style:family="text">
      <style:text-properties officeooo:rsid="00223ba5"/>
    </style:style>
    <style:style style:name="T19" style:family="text">
      <style:text-properties officeooo:rsid="000eb256"/>
    </style:style>
    <style:style style:name="T20" style:family="text">
      <style:text-properties officeooo:rsid="001e5a8e"/>
    </style:style>
    <style:style style:name="T21" style:family="text">
      <style:text-properties officeooo:rsid="0027e8ef"/>
    </style:style>
    <style:style style:name="T22" style:family="text">
      <style:text-properties officeooo:rsid="001c89db"/>
    </style:style>
    <style:style style:name="T23" style:family="text">
      <style:text-properties style:font-name="Times New Roman1" fo:language="sv" fo:country="SE"/>
    </style:style>
    <style:style style:name="T24" style:family="text">
      <style:text-properties style:font-name="Times New Roman1" fo:language="sv" fo:country="SE" fo:font-style="italic" style:font-style-asian="italic" style:font-style-complex="italic"/>
    </style:style>
    <style:style style:name="T25" style:family="text">
      <style:text-properties officeooo:rsid="000b8e1f"/>
    </style:style>
    <style:style style:name="T26" style:family="text">
      <style:text-properties officeooo:rsid="001370ec"/>
    </style:style>
    <style:style style:name="T27" style:family="text">
      <style:text-properties fo:font-size="11pt" fo:font-style="normal" style:font-size-asian="11pt" style:font-style-asian="normal" style:font-size-complex="11pt" style:font-style-complex="normal"/>
    </style:style>
    <style:style style:name="T2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font-style="italic" fo:font-weight="normal" officeooo:rsid="001e4cef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officeooo:rsid="001d361b"/>
    </style:style>
    <style:style style:name="T31" style:family="text">
      <style:text-properties officeooo:rsid="00214b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1">curriculum vitae</text:span></text:p>
      <text:p text:style-name="P1"/>
      <text:p text:style-name="P4"><text:span text:style-name="T10">Namn</text:span> <text:tab/><text:tab/><text:tab/>Amanda <text:span text:style-name="T25">Sofia Margareta </text:span>Sandberg</text:p>
      <text:p text:style-name="P4"><text:span text:style-name="T10">Adress</text:span><text:tab/><text:tab/><text:tab/>Storgatan 11, 364 31, Åseda</text:p>
      <text:p text:style-name="P4"><text:span text:style-name="T10">Telefon</text:span><text:tab/><text:tab/><text:tab/>070 - 602 77 22</text:p>
      <text:p text:style-name="P11"><text:span text:style-name="T24">E-post</text:span><text:span text:style-name="T23"><text:tab/><text:tab/><text:tab/></text:span><text:a xlink:type="simple" xlink:href="mailto:amandasandberg@hotmail.com"><text:span text:style-name="T23">amandasandberg@hotmail.com</text:span></text:a></text:p>
      <text:p text:style-name="P12"><text:span text:style-name="T24">Hemsida</text:span><text:span text:style-name="T23"><text:tab/><text:tab/></text:span><text:a xlink:type="simple" xlink:href="http://www.amandasofiamargareta.se/"><text:span text:style-name="T23">http://www.amandasofiamargareta.se/</text:span></text:a></text:p>
      <text:p text:style-name="P2"/>
      <text:h text:style-name="P14" text:outline-level="2">Utbildning</text:h>
      <text:p text:style-name="P8"><text:span text:style-name="T28">201</text:span><text:span text:style-name="T29">3 –</text:span><text:span text:style-name="T28"> (pågår)</text:span><text:span text:style-name="T27"><text:tab/></text:span><text:span text:style-name="T3">Italienska A:1 </text:span><text:span text:style-name="T4">15hp</text:span><text:span text:style-name="T3">, I</text:span><text:span text:style-name="T5">talienska A:2 </text:span><text:span text:style-name="T4">15hp</text:span><text:span text:style-name="T5">, </text:span><text:span text:style-name="T3">I</text:span><text:span text:style-name="T5">talienska B:1 </text:span><text:span text:style-name="T4">15hp</text:span><text:span text:style-name="T5">,</text:span><text:span text:style-name="T1"> </text:span>Umeå <text:tab/><text:tab/><text:tab/><text:tab/>universitet <text:span text:style-name="T26">(distans)</text:span></text:p>
      <text:p text:style-name="P8"/>
      <text:p text:style-name="P5"><text:span text:style-name="T14">2014 - </text:span><text:span text:style-name="T15">2015</text:span><text:span text:style-name="T18"> <text:tab/><text:tab/>Filosofie magisterexamen mot facköversättning tyska-svenska</text:span><text:span text:style-name="T6"> </text:span><text:span text:style-name="T7">60</text:span><text:span text:style-name="T8">h</text:span><text:span text:style-name="T7">p</text:span>, <text:tab/><text:tab/><text:tab/><text:tab/>Linnéuniversitetet</text:p>
      <text:p text:style-name="P5"/>
      <text:p text:style-name="P5"><text:span text:style-name="T14">201</text:span><text:span text:style-name="T16">1 </text:span><text:span text:style-name="T14">- </text:span><text:span text:style-name="T16">2014</text:span><text:span text:style-name="T9"> <text:tab/><text:tab/>Filosofie kandida</text:span><text:span text:style-name="T2">texamen huvudområde </text:span><text:span text:style-name="T1">tyska</text:span><text:span text:style-name="T10"> </text:span>180<text:span text:style-name="T17">h</text:span>p, Linnéuniversitetet</text:p>
      <text:p text:style-name="P5"/>
      <text:p text:style-name="P4"><text:span text:style-name="T14">2005 - 2008</text:span><text:span text:style-name="T13"> </text:span><text:span text:style-name="T1"><text:tab/><text:tab/>Samhällsvetenskapliga programmet, </text:span>Skvaderns gymnasieskola</text:p>
      <text:h text:style-name="P14" text:outline-level="2"/>
      <text:h text:style-name="P14" text:outline-level="2">Arbetslivserfarenhet</text:h>
      <text:p text:style-name="P9"><text:span text:style-name="T10">2015</text:span> <text:tab/><text:tab/><text:tab/>26-27 oktober, 3-4 november: Tolk under en internutbildning i <text:tab/><text:tab/><text:tab/><text:tab/><text:tab/>brandsäkerhet, SCA Forest Products, Sundsvall</text:p>
      <text:p text:style-name="P6"/>
      <text:p text:style-name="P6"><text:span text:style-name="T10">Sommaren 2012</text:span> <text:tab/>Receptionist, Evedals Camping, Växjö</text:p>
      <text:p text:style-name="P6"/>
      <text:p text:style-name="P6"><text:span text:style-name="T10">201</text:span><text:span text:style-name="T11">1</text:span> <text:tab/><text:tab/><text:tab/>Frukostvärdinna/<text:span text:style-name="T17">receptionist</text:span>, Hotel Stadt, Lübeck, Tyskland</text:p>
      <text:p text:style-name="P3"/>
      <text:p text:style-name="P6"><text:span text:style-name="T10">2009 - 2010</text:span> <text:tab/><text:tab/>Au pair <text:span text:style-name="T19">hos privat familj</text:span>, Lübeck, Tyskland</text:p>
      <text:p text:style-name="P6"/>
      <text:p text:style-name="P3"><text:span text:style-name="T10">Sommaren 2009</text:span> <text:tab/>Receptionist, Grimen Camping, Bergen, Norge</text:p>
      <text:p text:style-name="P3"/>
      <text:h text:style-name="P14" text:outline-level="2">Språk</text:h>
      <text:p text:style-name="P3"><text:span text:style-name="T10">Svenska</text:span> <text:tab/><text:tab/>modersmål</text:p>
      <text:p text:style-name="P7"><text:span text:style-name="T10">Tyska</text:span> <text:tab/><text:tab/><text:tab/><text:span text:style-name="T30">flytande</text:span></text:p>
      <text:p text:style-name="P3"><text:span text:style-name="T12">E</text:span><text:span text:style-name="T10">ngelska</text:span> <text:tab/><text:tab/><text:span text:style-name="T20">mycket goda kunskaper</text:span></text:p>
      <text:p text:style-name="P3"><text:span text:style-name="T12">I</text:span><text:span text:style-name="T10">talienska</text:span> <text:tab/><text:tab/><text:span text:style-name="T21">goda kunskaper</text:span></text:p>
      <text:p text:style-name="P3"/>
      <text:h text:style-name="P14" text:outline-level="2">Översättningsverktyg</text:h>
      <text:p text:style-name="P10">Grundläggande kunskaper i översättningsverktyget Wordfast</text:p>
      <text:p text:style-name="P1"/>
      <text:h text:style-name="P14" text:outline-level="2">Intressen</text:h>
      <text:p text:style-name="P3">Språk, litteratur, trädgård <text:span text:style-name="T17">och grönsaksodling</text:span>, <text:span text:style-name="T22">simn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799in" fo:margin-bottom="0.0598in" style:contextual-spacing="false" style:page-number="auto"/>
      <style:text-properties style:font-name="Times New Roman" fo:font-family="'Times New Roman'" style:font-style-name="Bold" style:font-family-generic="roman" style:font-pitch="variable" fo:font-size="10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a Sandberg</meta:initial-creator>
    <meta:creation-date>2015-10-11T10:49:53.653946239</meta:creation-date>
    <dc:date>2015-10-11T11:25:03.809163954</dc:date>
    <dc:creator>Jan </dc:creator>
    <meta:editing-duration>PT27M34S</meta:editing-duration>
    <meta:editing-cycles>24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134" meta:character-count="1182" meta:non-whitespace-character-count="1025"/>
  </office:meta>
</office:document-meta>
</file>